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13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img_url</text:p>
          </table:table-cell>
        </table:table-row>
        <table:table-row table:style-name="ro1">
          <table:table-cell office:value-type="string" calcext:value-type="string">
            <text:p>&lt;img src="http://digilander.libero.it/scuolaacolori/intercultura/materiali/img/leone.jpg" height="300" /&gt;</text:p>
          </table:table-cell>
          <table:table-cell office:value-type="string" calcext:value-type="string">
            <text:p>Le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gre</text:p>
          </table:table-cell>
          <table:table-cell/>
        </table:table-row>
        <table:table-row table:style-name="ro1">
          <table:table-cell office:value-type="string" calcext:value-type="string">
            <text:p>&lt;img src="http://abbeyvsaustralia.watermilk.com/wp-content/uploads/2010/12/harbour-seal-wikipedia.jpg" height="300" /&gt;</text:p>
          </table:table-cell>
          <table:table-cell office:value-type="string" calcext:value-type="string">
            <text:p>Fo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aria|Pinguino</text:p>
          </table:table-cell>
          <table:table-cell/>
        </table:table-row>
        <table:table-row table:style-name="ro1">
          <table:table-cell office:value-type="string" calcext:value-type="string">
            <text:p>&lt;img src="http://4.bp.blogspot.com/_ZpJw_QVOtZo/TU1BxaITl3I/AAAAAAAABeI/OO56s15s6CU/s1600/cinciallegra.jpg" height="300" /&gt;</text:p>
          </table:table-cell>
          <table:table-cell office:value-type="string" calcext:value-type="string">
            <text:p>Cincialleg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tirosso</text:p>
          </table:table-cell>
          <table:table-cell/>
        </table:table-row>
        <table:table-row table:style-name="ro1">
          <table:table-cell office:value-type="string" calcext:value-type="string">
            <text:p>&lt;img src="http://2.bp.blogspot.com/-6kYrjoQfYXI/TaHQQdrdTxI/AAAAAAAAAx0/oxBYJyHkUcA/s1600/La+Tigre+che+batte+i+Mastini+della+Maraotto.jpg" height="300" /&gt;</text:p>
          </table:table-cell>
          <table:table-cell office:value-type="string" calcext:value-type="string">
            <text:p>Tig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upload.wikimedia.org/wikipedia/commons/e/eb/Steinadler_Aquila_chrysaetos_closeup2_Richard_Bartz.jpg" height="300" /&gt;</text:p>
          </table:table-cell>
          <table:table-cell office:value-type="string" calcext:value-type="string">
            <text:p>Aquila Re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Marina Testa Bianca</text:p>
          </table:table-cell>
          <table:table-cell/>
        </table:table-row>
        <table:table-row table:style-name="ro2">
          <table:table-cell office:value-type="string" calcext:value-type="string">
            <text:p>&lt;img src="http://upload.wikimedia.org/wikipedia/commons/d/d4/Weisskopf_Seeadler_haliaeetus_leucocephalus_8_amk.jpg" height="300" /&gt;</text:p>
          </table:table-cell>
          <table:table-cell office:value-type="string" calcext:value-type="string">
            <text:p>Aquila Marina dalla Testa Bi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Reale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2/25/M%C3%A4hnenrobbe_%28Otaria_byronia%29.JPG" height="300" /&gt;</text:p>
          </table:table-cell>
          <table:table-cell office:value-type="string" calcext:value-type="string">
            <text:p>Ot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ca</text:p>
          </table:table-cell>
          <table:table-cell/>
        </table:table-row>
        <table:table-row table:style-name="ro1">
          <table:table-cell office:value-type="string" calcext:value-type="string">
            <text:p>&lt;img src="http://www.pethotels.it/blog/wp-content/uploads/2010/01/elefante.jpg" height="300" /&gt;</text:p>
          </table:table-cell>
          <table:table-cell office:value-type="string" calcext:value-type="string">
            <text:p>Elefante Afric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fanto Indian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a/ac/IndianElephant.jpg" height="300" /&gt;</text:p>
          </table:table-cell>
          <table:table-cell office:value-type="string" calcext:value-type="string">
            <text:p>Elefante Ind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fante Africano</text:p>
          </table:table-cell>
          <table:table-cell/>
        </table:table-row>
        <table:table-row table:style-name="ro1">
          <table:table-cell office:value-type="string" calcext:value-type="string">
            <text:p>&lt;img src="http://vroum52.com/vroumanimaux.img/suricat%5B1%5D.jpg" height="300" /&gt;</text:p>
          </table:table-cell>
          <table:table-cell office:value-type="string" calcext:value-type="string">
            <text:p>Suric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oro</text:p>
          </table:table-cell>
          <table:table-cell/>
        </table:table-row>
        <table:table-row table:style-name="ro1">
          <table:table-cell office:value-type="string" calcext:value-type="string">
            <text:p>&lt;img src="http://www.liceotorricelli.it/TorricelliWeb/premiati2010_file/Uomonatura/pagine%20web/images/castoro%201.jpg" height="300" /&gt;</text:p>
          </table:table-cell>
          <table:table-cell office:value-type="string" calcext:value-type="string">
            <text:p>Cast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icato</text:p>
          </table:table-cell>
          <table:table-cell/>
        </table:table-row>
        <table:table-row table:style-name="ro1">
          <table:table-cell office:value-type="string" calcext:value-type="string">
            <text:p>&lt;img src="http://www.marotochi.it/immagini/sfondi/coccinella%203.jpg" height="300" /&gt;</text:p>
          </table:table-cell>
          <table:table-cell office:value-type="string" calcext:value-type="string">
            <text:p>Cocine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www.nationalgeographic.it/images/2010/04/27/111002713--fe4bc800-9a23-4def-90a7-9b9e36f62dc0.jpg" height="300" /&gt;</text:p>
          </table:table-cell>
          <table:table-cell office:value-type="string" calcext:value-type="string">
            <text:p>Ornitorin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static1.wikia.nocookie.net/__cb20121005120417/animali/it/images/f/f7/Giraffa.jpg" height="300" /&gt;</text:p>
          </table:table-cell>
          <table:table-cell office:value-type="string" calcext:value-type="string">
            <text:p>Gir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s://wikiperbambini.wikispaces.com/file/view/canguro.jpg/423869328/388x458/canguro.jpg" height="300" /&gt;</text:p>
          </table:table-cell>
          <table:table-cell office:value-type="string" calcext:value-type="string">
            <text:p>Cang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aby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7/74/Red_necked_wallaby444.jpg" height="300" /&gt;</text:p>
          </table:table-cell>
          <table:table-cell office:value-type="string" calcext:value-type="string">
            <text:p>Wall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gur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thumb/3/39/Domestic_Goose.jpg/220px-Domestic_Goose.jpg" height="300" /&gt;</text:p>
          </table:table-cell>
          <table:table-cell office:value-type="string" calcext:value-type="string">
            <text:p>O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tr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a/a1/Mallard2.jpg" height="300" /&gt;</text:p>
          </table:table-cell>
          <table:table-cell office:value-type="string" calcext:value-type="string">
            <text:p>Ana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7/7b/Donkey_1_arp_750px.jpg" height="300" /&gt;</text:p>
          </table:table-cell>
          <table:table-cell office:value-type="string" calcext:value-type="string">
            <text:p>As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lo</text:p>
          </table:table-cell>
          <table:table-cell/>
        </table:table-row>
        <table:table-row table:style-name="ro1">
          <table:table-cell office:value-type="string" calcext:value-type="string">
            <text:p>&lt;img src="http://www.agricoladream.it/upload/galleria/cavallo1.jpg" height="300" /&gt;</text:p>
          </table:table-cell>
          <table:table-cell office:value-type="string" calcext:value-type="string">
            <text:p>Cava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n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it/7/72/Pettirosso_Inverno.jpg" height="300" /&gt;</text:p>
          </table:table-cell>
          <table:table-cell office:value-type="string" calcext:value-type="string">
            <text:p>Petti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iallegr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it/1/18/Merlo.JPEG" height="300" /&gt;</text:p>
          </table:table-cell>
          <table:table-cell office:value-type="string" calcext:value-type="string">
            <text:p>Mer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acchia|Corvo</text:p>
          </table:table-cell>
          <table:table-cell/>
        </table:table-row>
        <table:table-row table:style-name="ro1">
          <table:table-cell office:value-type="string" calcext:value-type="string">
            <text:p>&lt;img src="http://img.facileblog.it/6/2010/09/cornacchia-grigia-da-wikipedia.jpg" height="300" /&gt;</text:p>
          </table:table-cell>
          <table:table-cell office:value-type="string" calcext:value-type="string">
            <text:p>Cornacc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lo|Corv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b/be/Corvus_corax_%28FWS%29.jpg" height="300" /&gt;</text:p>
          </table:table-cell>
          <table:table-cell office:value-type="string" calcext:value-type="string">
            <text:p>Cor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acchia|Merlo</text:p>
          </table:table-cell>
          <table:table-cell/>
        </table:table-row>
        <table:table-row table:style-name="ro1">
          <table:table-cell office:value-type="string" calcext:value-type="string">
            <text:p>&lt;img src="http://www.icponte.it/ipertesti/sentiero/images/poiana.jpg" height="300" /&gt;</text:p>
          </table:table-cell>
          <table:table-cell office:value-type="string" calcext:value-type="string">
            <text:p>Po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Reale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thumb/6/68/Lynx_lynx_poing.jpg/399px-Lynx_lynx_poing.jpg" height="300" /&gt;</text:p>
          </table:table-cell>
          <table:table-cell office:value-type="string" calcext:value-type="string">
            <text:p>L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to</text:p>
          </table:table-cell>
          <table:table-cell/>
        </table:table-row>
        <table:table-row table:style-name="ro1">
          <table:table-cell table:formula="of:=CONCATENATE(&quot;&lt;img src=&quot;&quot;&quot;;[.E28];&quot;&quot;&quot; height=&quot;&quot;300&quot;&quot; /&gt;&quot;)" office:value-type="string" office:string-value="&lt;img src=&quot;http://www.ogliosud.net/assets/0000/0770/lucertola_high.jpg?1293116016&quot; height=&quot;300&quot; /&gt;" calcext:value-type="string">
            <text:p>&lt;img src="http://www.ogliosud.net/assets/0000/0770/lucertola_high.jpg?1293116016" height="300" /&gt;</text:p>
          </table:table-cell>
          <table:table-cell office:value-type="string" calcext:value-type="string">
            <text:p>Lucerto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ogliosud.net/assets/0000/0770/lucertola_high.jpg?1293116016</text:p>
          </table:table-cell>
        </table:table-row>
        <table:table-row table:style-name="ro1">
          <table:table-cell table:formula="of:=CONCATENATE(&quot;&lt;img src=&quot;&quot;&quot;;[.E29];&quot;&quot;&quot; height=&quot;&quot;300&quot;&quot; /&gt;&quot;)" office:value-type="string" office:string-value="&lt;img src=&quot;http://upload.wikimedia.org/wikipedia/it/b/b6/Ettore_cane_.jpg&quot; height=&quot;300&quot; /&gt;" calcext:value-type="string">
            <text:p>&lt;img src="http://upload.wikimedia.org/wikipedia/it/b/b6/Ettore_cane_.jpg" height="300" /&gt;</text:p>
          </table:table-cell>
          <table:table-cell office:value-type="string" calcext:value-type="string">
            <text:p>C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</text:p>
          </table:table-cell>
          <table:table-cell office:value-type="string" calcext:value-type="string">
            <text:p>http://upload.wikimedia.org/wikipedia/it/b/b6/Ettore_cane_.jpg</text:p>
          </table:table-cell>
        </table:table-row>
        <table:table-row table:style-name="ro1">
          <table:table-cell table:formula="of:=CONCATENATE(&quot;&lt;img src=&quot;&quot;&quot;;[.E30];&quot;&quot;&quot; height=&quot;&quot;300&quot;&quot; /&gt;&quot;)" office:value-type="string" office:string-value="&lt;img src=&quot;http://upload.wikimedia.org/wikipedia/commons/2/23/Canis_lupus.jpg&quot; height=&quot;300&quot; /&gt;" calcext:value-type="string">
            <text:p>&lt;img src="http://upload.wikimedia.org/wikipedia/commons/2/23/Canis_lupus.jpg" height="300" /&gt;</text:p>
          </table:table-cell>
          <table:table-cell office:value-type="string" calcext:value-type="string">
            <text:p>Lu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2/23/Canis_lupus.jpg</text:p>
          </table:table-cell>
        </table:table-row>
        <table:table-row table:style-name="ro1">
          <table:table-cell table:formula="of:=CONCATENATE(&quot;&lt;img src=&quot;&quot;&quot;;[.E31];&quot;&quot;&quot; height=&quot;&quot;300&quot;&quot; /&gt;&quot;)" office:value-type="string" office:string-value="&lt;img src=&quot;http://nonsolopolpette.files.wordpress.com/2012/06/alce.jpg&quot; height=&quot;300&quot; /&gt;" calcext:value-type="string">
            <text:p>&lt;img src="http://nonsolopolpette.files.wordpress.com/2012/06/alce.jpg" height="300" /&gt;</text:p>
          </table:table-cell>
          <table:table-cell office:value-type="string" calcext:value-type="string">
            <text:p>Al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http://nonsolopolpette.files.wordpress.com/2012/06/alce.jpg</text:p>
          </table:table-cell>
        </table:table-row>
        <table:table-row table:style-name="ro1">
          <table:table-cell table:formula="of:=CONCATENATE(&quot;&lt;img src=&quot;&quot;&quot;;[.E32];&quot;&quot;&quot; height=&quot;&quot;300&quot;&quot; /&gt;&quot;)" office:value-type="string" office:string-value="&lt;img src=&quot;http://upload.wikimedia.org/wikipedia/commons/5/50/Red_deer_stag_2009_denmark.jpg&quot; height=&quot;300&quot; /&gt;" calcext:value-type="string">
            <text:p>&lt;img src="http://upload.wikimedia.org/wikipedia/commons/5/50/Red_deer_stag_2009_denmark.jpg" height="300" /&gt;</text:p>
          </table:table-cell>
          <table:table-cell office:value-type="string" calcext:value-type="string">
            <text:p>Cer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e</text:p>
          </table:table-cell>
          <table:table-cell office:value-type="string" calcext:value-type="string">
            <text:p>http://upload.wikimedia.org/wikipedia/commons/5/50/Red_deer_stag_2009_denmark.jpg</text:p>
          </table:table-cell>
        </table:table-row>
        <table:table-row table:style-name="ro1">
          <table:table-cell table:formula="of:=CONCATENATE(&quot;&lt;img src=&quot;&quot;&quot;;[.E33];&quot;&quot;&quot; height=&quot;&quot;300&quot;&quot; /&gt;&quot;)" office:value-type="string" office:string-value="&lt;img src=&quot;http://fotografia.deagostinipassion.com/resources/photos/k/kd/Antilope.jpg&quot; height=&quot;300&quot; /&gt;" calcext:value-type="string">
            <text:p>&lt;img src="http://fotografia.deagostinipassion.com/resources/photos/k/kd/Antilope.jpg" height="300" /&gt;</text:p>
          </table:table-cell>
          <table:table-cell office:value-type="string" calcext:value-type="string">
            <text:p>Antilo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fotografia.deagostinipassion.com/resources/photos/k/kd/Antilope.jpg</text:p>
          </table:table-cell>
        </table:table-row>
        <table:table-row table:style-name="ro1">
          <table:table-cell table:formula="of:=CONCATENATE(&quot;&lt;img src=&quot;&quot;&quot;;[.E34];&quot;&quot;&quot; height=&quot;&quot;300&quot;&quot; /&gt;&quot;)" office:value-type="string" office:string-value="&lt;img src=&quot;http://www.boorp.com/sfondi_gratis_desktop_pc/sfondi_gratis/sfondi_animali_cuccioli/scimpanze%27.jpg&quot; height=&quot;300&quot; /&gt;" calcext:value-type="string">
            <text:p>&lt;img src="http://www.boorp.com/sfondi_gratis_desktop_pc/sfondi_gratis/sfondi_animali_cuccioli/scimpanze%27.jpg" height="300" /&gt;</text:p>
          </table:table-cell>
          <table:table-cell office:value-type="string" calcext:value-type="string">
            <text:p>Scimpanz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illa|Orango</text:p>
          </table:table-cell>
          <table:table-cell office:value-type="string" calcext:value-type="string">
            <text:p>http://www.boorp.com/sfondi_gratis_desktop_pc/sfondi_gratis/sfondi_animali_cuccioli/scimpanze%27.jpg</text:p>
          </table:table-cell>
        </table:table-row>
        <table:table-row table:style-name="ro1">
          <table:table-cell table:formula="of:=CONCATENATE(&quot;&lt;img src=&quot;&quot;&quot;;[.E35];&quot;&quot;&quot; height=&quot;&quot;300&quot;&quot; /&gt;&quot;)" office:value-type="string" office:string-value="&lt;img src=&quot;http://upload.wikimedia.org/wikipedia/commons/b/b1/Eyes_of_gorilla.jpg&quot; height=&quot;300&quot; /&gt;" calcext:value-type="string">
            <text:p>&lt;img src="http://upload.wikimedia.org/wikipedia/commons/b/b1/Eyes_of_gorilla.jpg" height="300" /&gt;</text:p>
          </table:table-cell>
          <table:table-cell office:value-type="string" calcext:value-type="string">
            <text:p>Gor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mpanze'|Orango</text:p>
          </table:table-cell>
          <table:table-cell office:value-type="string" calcext:value-type="string">
            <text:p>http://upload.wikimedia.org/wikipedia/commons/b/b1/Eyes_of_gorilla.jpg</text:p>
          </table:table-cell>
        </table:table-row>
        <table:table-row table:style-name="ro1">
          <table:table-cell table:formula="of:=CONCATENATE(&quot;&lt;img src=&quot;&quot;&quot;;[.E36];&quot;&quot;&quot; height=&quot;&quot;300&quot;&quot; /&gt;&quot;)" office:value-type="string" office:string-value="&lt;img src=&quot;http://static.turistipercaso.it/image/s/singapore/singapore_2f6w3.T0.jpg&quot; height=&quot;300&quot; /&gt;" calcext:value-type="string">
            <text:p>&lt;img src="http://static.turistipercaso.it/image/s/singapore/singapore_2f6w3.T0.jpg" height="300" /&gt;</text:p>
          </table:table-cell>
          <table:table-cell office:value-type="string" calcext:value-type="string">
            <text:p>Ora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illa|Scimpanze'</text:p>
          </table:table-cell>
          <table:table-cell office:value-type="string" calcext:value-type="string">
            <text:p>http://static.turistipercaso.it/image/s/singapore/singapore_2f6w3.T0.jpg</text:p>
          </table:table-cell>
        </table:table-row>
        <table:table-row table:style-name="ro1">
          <table:table-cell table:formula="of:=CONCATENATE(&quot;&lt;img src=&quot;&quot;&quot;;[.E37];&quot;&quot;&quot; height=&quot;&quot;300&quot;&quot; /&gt;&quot;)" office:value-type="string" office:string-value="&lt;img src=&quot;http://petforce1.com/sites/default/files/800px-Caretta_caretta_060417w2_0.jpg&quot; height=&quot;300&quot; /&gt;" calcext:value-type="string">
            <text:p>&lt;img src="http://petforce1.com/sites/default/files/800px-Caretta_caretta_060417w2_0.jpg" height="300" /&gt;</text:p>
          </table:table-cell>
          <table:table-cell office:value-type="string" calcext:value-type="string">
            <text:p>Tartaruga M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taruga Terrestre</text:p>
          </table:table-cell>
          <table:table-cell office:value-type="string" calcext:value-type="string">
            <text:p>http://petforce1.com/sites/default/files/800px-Caretta_caretta_060417w2_0.jpg</text:p>
          </table:table-cell>
        </table:table-row>
        <table:table-row table:style-name="ro1">
          <table:table-cell table:formula="of:=CONCATENATE(&quot;&lt;img src=&quot;&quot;&quot;;[.E38];&quot;&quot;&quot; height=&quot;&quot;300&quot;&quot; /&gt;&quot;)" office:value-type="string" office:string-value="&lt;img src=&quot;http://upload.wikimedia.org/wikipedia/commons/6/6c/Testudo_hermanni_hermanni_Mallorca_02.jpg&quot; height=&quot;300&quot; /&gt;" calcext:value-type="string">
            <text:p>&lt;img src="http://upload.wikimedia.org/wikipedia/commons/6/6c/Testudo_hermanni_hermanni_Mallorca_02.jpg" height="300" /&gt;</text:p>
          </table:table-cell>
          <table:table-cell office:value-type="string" calcext:value-type="string">
            <text:p>Tartaruga Terres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taruga marina</text:p>
          </table:table-cell>
          <table:table-cell office:value-type="string" calcext:value-type="string">
            <text:p>http://upload.wikimedia.org/wikipedia/commons/6/6c/Testudo_hermanni_hermanni_Mallorca_02.jpg</text:p>
          </table:table-cell>
        </table:table-row>
        <table:table-row table:style-name="ro1">
          <table:table-cell table:formula="of:=CONCATENATE(&quot;&lt;img src=&quot;&quot;&quot;;[.E39];&quot;&quot;&quot; height=&quot;&quot;300&quot;&quot; /&gt;&quot;)" office:value-type="string" office:string-value="&lt;img src=&quot;http://1.bp.blogspot.com/_5tiPFPxLfAo/S82P16j-QjI/AAAAAAAAA0s/nit6fIY_G_4/s1600/fiori+e+vespa+046.jpg&quot; height=&quot;300&quot; /&gt;" calcext:value-type="string">
            <text:p>&lt;img src="http://1.bp.blogspot.com/_5tiPFPxLfAo/S82P16j-QjI/AAAAAAAAA0s/nit6fIY_G_4/s1600/fiori+e+vespa+046.jpg" height="300" /&gt;</text:p>
          </table:table-cell>
          <table:table-cell office:value-type="string" calcext:value-type="string">
            <text:p>Ve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http://1.bp.blogspot.com/_5tiPFPxLfAo/S82P16j-QjI/AAAAAAAAA0s/nit6fIY_G_4/s1600/fiori+e+vespa+046.jpg</text:p>
          </table:table-cell>
        </table:table-row>
        <table:table-row table:style-name="ro1">
          <table:table-cell table:formula="of:=CONCATENATE(&quot;&lt;img src=&quot;&quot;&quot;;[.E40];&quot;&quot;&quot; height=&quot;&quot;300&quot;&quot; /&gt;&quot;)" office:value-type="string" office:string-value="&lt;img src=&quot;http://d35obg07bzmh9h.cloudfront.net/wp-content/uploads/2010/08/puntura-di-ape-bambini.jpg&quot; height=&quot;300&quot; /&gt;" calcext:value-type="string">
            <text:p>&lt;img src="http://d35obg07bzmh9h.cloudfront.net/wp-content/uploads/2010/08/puntura-di-ape-bambini.jpg" height="300" /&gt;</text:p>
          </table:table-cell>
          <table:table-cell office:value-type="string" calcext:value-type="string">
            <text:p>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http://d35obg07bzmh9h.cloudfront.net/wp-content/uploads/2010/08/puntura-di-ape-bambini.jpg</text:p>
          </table:table-cell>
        </table:table-row>
        <table:table-row table:style-name="ro2">
          <table:table-cell table:formula="of:=CONCATENATE(&quot;&lt;img src=&quot;&quot;&quot;;[.E41];&quot;&quot;&quot; height=&quot;&quot;300&quot;&quot; /&gt;&quot;)" office:value-type="string" office:string-value="&lt;img src=&quot;http://www.angolodellavventura.com/REGIONI/lombardia/crema/immaginidalmondo/ecuador/GALAPAGOS%20GRANCHIO.JPG&quot; height=&quot;300&quot; /&gt;" calcext:value-type="string">
            <text:p>&lt;img src="http://www.angolodellavventura.com/REGIONI/lombardia/crema/immaginidalmondo/ecuador/GALAPAGOS%20GRANCHIO.JPG" height="300" /&gt;</text:p>
          </table:table-cell>
          <table:table-cell office:value-type="string" calcext:value-type="string">
            <text:p>Granch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angolodellavventura.com/REGIONI/lombardia/crema/immaginidalmondo/ecuador/GALAPAGOS%20GRANCHIO.JPG</text:p>
          </table:table-cell>
        </table:table-row>
        <table:table-row table:style-name="ro2">
          <table:table-cell table:formula="of:=CONCATENATE(&quot;&lt;img src=&quot;&quot;&quot;;[.E42];&quot;&quot;&quot; height=&quot;&quot;300&quot;&quot; /&gt;&quot;)" office:value-type="string" office:string-value="&lt;img src=&quot;http://www.divingwaterclub.it/images/foto_delfino.jpeg&quot; height=&quot;300&quot; /&gt;" calcext:value-type="string">
            <text:p>&lt;img src="http://www.divingwaterclub.it/images/foto_delfino.jpeg" height="300" /&gt;</text:p>
          </table:table-cell>
          <table:table-cell office:value-type="string" calcext:value-type="string">
            <text:p>Delf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http://www.divingwaterclub.it/images/foto_delfino.jpeg</text:p>
          </table:table-cell>
        </table:table-row>
        <table:table-row table:style-name="ro2">
          <table:table-cell table:formula="of:=CONCATENATE(&quot;&lt;img src=&quot;&quot;&quot;;[.E43];&quot;&quot;&quot; height=&quot;&quot;300&quot;&quot; /&gt;&quot;)" office:value-type="string" office:string-value="&lt;img src=&quot;http://upload.wikimedia.org/wikipedia/commons/7/72/Orca_Orlando_Seaworld.jpg&quot; height=&quot;300&quot; /&gt;" calcext:value-type="string">
            <text:p>&lt;img src="http://upload.wikimedia.org/wikipedia/commons/7/72/Orca_Orlando_Seaworld.jpg" height="300" /&gt;</text:p>
          </table:table-cell>
          <table:table-cell office:value-type="string" calcext:value-type="string">
            <text:p>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http://upload.wikimedia.org/wikipedia/commons/7/72/Orca_Orlando_Seaworld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30T12:17:22.780000000</dc:date>
    <meta:generator>LibreOffice/4.1.3.2$Windows_x86 LibreOffice_project/70feb7d99726f064edab4605a8ab840c50ec57a</meta:generator>
    <meta:editing-duration>PT10M13S</meta:editing-duration>
    <meta:editing-cycles>10</meta:editing-cycles>
    <meta:document-statistic meta:table-count="1" meta:cell-count="181" meta:object-count="0"/>
  </office:meta>
</office:document-meta>
</file>